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gestrichelt2_20__28_variabel_29_" svg:stroke-width="0.05cm" draw:marker-start-width="0.275cm" draw:marker-end-width="0.275cm" draw:fill="solid" draw:fill-color="#99cc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" style:family="graphic" style:parent-style-name="standard">
      <style:graphic-properties draw:stroke="dash" draw:stroke-dash="gestrichelt2_20__28_variabel_29_" svg:stroke-width="0.05cm" svg:stroke-color="#579d1c" draw:marker-start-width="0.275cm" draw:marker-end-width="0.275cm" draw:fill="solid" draw:fill-color="#94bd5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worker">
      <style:graphic-properties draw:fill="solid" draw:fill-color="#ffffff"/>
    </style:style>
    <style:style style:name="gr9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="Arrow" draw:marker-end-width="0.3cm" draw:marker-end-center="false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1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3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="Arrow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7" style:family="graphic" style:parent-style-name="Connector">
      <style:graphic-properties draw:stroke="dash" draw:stroke-dash="gestrichelt2_20__28_variabel_29_" svg:stroke-width="0.05cm" draw:marker-start="Arrow" draw:marker-start-width="0.3cm" draw:marker-start-center="false" draw:marker-end="" draw:marker-end-width="0.3cm" draw:marker-end-center="false" draw:fill="solid" draw:fill-color="#ffffff" fo:padding-top="0.15cm" fo:padding-bottom="0.15cm" fo:padding-left="0.275cm" fo:padding-right="0.275cm"/>
    </style:style>
    <style:style style:name="gr18" style:family="graphic" style:parent-style-name="Connector">
      <style:graphic-properties draw:stroke="solid" svg:stroke-width="0.05cm" draw:marker-start="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Connector">
      <style:graphic-properties draw:stroke="dash" draw:stroke-dash="gestrichelt2_20__28_variabel_29_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fit-to-size="false" fo:min-height="0.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fo:min-height="0.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</style:style>
    <style:style style:name="P3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1" fo:font-size="12pt" fo:font-weight="bold" style:font-name-asian="Courier New1" style:font-size-asian="9pt" style:font-weight-asian="bold" style:font-name-complex="Courier New1" style:font-size-complex="9pt" style:font-weight-complex="bold"/>
    </style:style>
    <style:style style:name="P4" style:family="paragraph">
      <style:paragraph-properties style:text-autospace="none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Arial3" fo:font-size="12pt" fo:font-weight="normal" style:font-name-asian="Courier New1" style:font-size-asian="9pt" style:font-weight-asian="bold" style:font-name-complex="Courier New1" style:font-size-complex="9pt" style:font-weight-complex="bold"/>
    </style:style>
    <style:style style:name="T1" style:family="text">
      <style:text-properties style:use-window-font-color="true" style:text-outline="false" style:text-line-through-style="none" style:font-name="Courier New1" fo:font-size="12pt" fo:font-style="normal" fo:text-shadow="none" style:text-underline-style="none" fo:font-weight="bold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letter-kerning="true" style:font-name-asian="Courier New1" style:font-size-asian="9pt" style:font-style-asian="normal" style:font-weight-asian="bold" style:font-name-complex="Courier New1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1cm" svg:x="16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7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0.2cm" svg:height="2.2cm" svg:x="8.5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6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2cm" svg:height="1.2cm" svg:x="2.9cm" svg:y="3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9.9cm" svg:height="3cm" svg:x="5.6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cm" svg:height="1cm" svg:x="9cm" svg:y="1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7" draw:id="id7">
          <draw:custom-shape draw:style-name="gr7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xml:id="id8" draw:id="id8" draw:layer="layout" svg:width="3cm" svg:height="1cm" svg:x="12.1cm" svg:y="13cm">
          <draw:glue-point draw:id="8" svg:x="5cm" svg:y="-5cm"/>
          <draw:glue-point draw:id="9" svg:x="-2cm" svg:y="-5cm"/>
          <draw:glue-point draw:id="10" svg:x="1.333cm" svg:y="-5cm"/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2cm" svg:y1="4.3cm" svg:x2="14.978cm" svg:y2="3.5cm" draw:start-shape="id1" draw:start-glue-point="9" draw:end-shape="id2" draw:end-glue-point="5" svg:d="m12000 4300h1490v-800h1488" svg:viewBox="0 0 2979 801">
          <text:p/>
        </draw:connector>
        <draw:connector draw:style-name="gr9" draw:layer="layout" svg:x1="12cm" svg:y1="4.7cm" svg:x2="14.978cm" svg:y2="5.6cm" draw:start-shape="id1" draw:start-glue-point="8" draw:end-shape="id3" draw:end-glue-point="5" svg:d="m12000 4700h1490v900h1488" svg:viewBox="0 0 2979 901">
          <text:p/>
        </draw:connector>
        <draw:connector draw:style-name="gr10" draw:layer="layout" svg:x1="10.5cm" svg:y1="5cm" svg:x2="10.5cm" svg:y2="6.9cm" draw:start-shape="id1" draw:start-glue-point="6" svg:d="m10500 5000v1900" svg:viewBox="0 0 1 1901">
          <text:p/>
        </draw:connector>
        <draw:connector draw:style-name="gr11" draw:layer="layout" svg:x1="12.1cm" svg:y1="7.8cm" svg:x2="15cm" svg:y2="9.3cm" draw:start-shape="id4" draw:start-glue-point="10" draw:end-shape="id5" draw:end-glue-point="9" svg:d="m12100 7800h1451v1500h1449" svg:viewBox="0 0 2901 1501">
          <text:p/>
        </draw:connector>
        <draw:connector draw:style-name="gr10" draw:layer="layout" svg:x1="10.5cm" svg:y1="8.1cm" svg:x2="10.5cm" svg:y2="10cm" draw:end-shape="id6" draw:end-glue-point="0" svg:d="m10500 8100v1900" svg:viewBox="0 0 1 1901">
          <text:p/>
        </draw:connector>
        <draw:connector draw:style-name="gr12" draw:layer="layout" svg:x1="10.5cm" svg:y1="4cm" svg:x2="10.517cm" svg:y2="2.13cm" draw:start-shape="id1" draw:start-glue-point="4" svg:d="m10500 4000v-1197h17v-673" svg:viewBox="0 0 18 1871">
          <text:p/>
        </draw:connector>
        <draw:connector draw:style-name="gr13" draw:layer="layout" svg:x1="9.701cm" svg:y1="11cm" svg:x2="8.45cm" svg:y2="12.9cm" draw:start-shape="id6" draw:start-glue-point="9" draw:end-shape="id7" draw:end-glue-point="0" svg:d="m9701 11000v951h-1251v949" svg:viewBox="0 0 1252 1901">
          <text:p/>
        </draw:connector>
        <draw:connector draw:style-name="gr14" draw:layer="layout" svg:x1="11.199cm" svg:y1="11cm" svg:x2="13cm" svg:y2="13cm" draw:start-shape="id6" draw:start-glue-point="8" draw:end-shape="id8" draw:end-glue-point="9" svg:d="m11199 11000v1001h1801v999" svg:viewBox="0 0 1802 2001">
          <text:p/>
        </draw:connector>
        <draw:connector draw:style-name="gr15" draw:layer="layout" svg:x1="12cm" svg:y1="10.5cm" svg:x2="15cm" svg:y2="9.7cm" draw:start-shape="id6" draw:start-glue-point="7" draw:end-shape="id5" draw:end-glue-point="8" svg:d="m12000 10500h1501v-800h1499" svg:viewBox="0 0 3001 801">
          <text:p/>
        </draw:connector>
        <draw:connector draw:style-name="gr16" draw:layer="layout" svg:x1="20cm" svg:y1="5.6cm" svg:x2="20cm" svg:y2="13.5cm" draw:start-shape="id9" draw:start-glue-point="3" draw:end-shape="id10" draw:end-glue-point="0" svg:d="m20000 5600v7900" svg:viewBox="0 0 1 7901">
          <text:p/>
        </draw:connector>
        <draw:connector draw:style-name="gr11" draw:layer="layout" svg:x1="20cm" svg:y1="5.6cm" svg:x2="17.978cm" svg:y2="5.6cm" draw:start-shape="id9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15.1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3cm" svg:height="1cm" svg:x="15cm" svg:y="1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layer="layout" svg:x1="15cm" svg:y1="1.5cm" svg:x2="12cm" svg:y2="1.5cm" draw:start-shape="id11" draw:start-glue-point="5" draw:end-shape="id12" draw:end-glue-point="7" svg:d="m15000 1500h-3000" svg:viewBox="0 0 3001 1">
          <text:p/>
        </draw:connector>
        <draw:g>
          <draw:custom-shape draw:style-name="gr7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8" draw:layer="layout" svg:x1="15.1cm" svg:y1="13.5cm" svg:x2="20cm" svg:y2="13.5cm" draw:start-shape="id8" draw:start-glue-point="7" draw:end-shape="id10" draw:end-glue-point="3" svg:d="m15100 13500h4900" svg:viewBox="0 0 4901 1">
          <text:p/>
        </draw:connector>
        <draw:line draw:style-name="Connector" xml:id="id10" draw:id="id10" draw:layer="layout" svg:x1="20cm" svg:y1="13.5cm" svg:x2="20cm" svg:y2="13.5cm">
          <text:p/>
        </draw:line>
        <draw:line draw:style-name="Connector" xml:id="id9" draw:id="id9" draw:layer="layout" svg:x1="20cm" svg:y1="5.6cm" svg:x2="20cm" svg:y2="5.6cm">
          <text:p/>
        </draw:line>
        <draw:custom-shape draw:style-name="gr6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6" draw:text-style-name="P1" draw:layer="layout" svg:width="3.023cm" svg:height="1.012cm" svg:x="2.977cm" svg:y="3.988cm">
          <text:p text:style-name="P1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layer="layout" svg:x1="6.1cm" svg:y1="4.5cm" svg:x2="9cm" svg:y2="4.5cm" draw:start-shape="id14" draw:start-glue-point="7" draw:end-shape="id1" draw:end-glue-point="5" svg:d="m6100 4500h2900" svg:viewBox="0 0 2901 1">
          <text:p/>
        </draw:connector>
        <draw:connector draw:style-name="gr11" draw:layer="layout" svg:x1="4.5cm" svg:y1="5.1cm" svg:x2="4.5cm" svg:y2="10cm" draw:start-shape="id14" draw:start-glue-point="6" draw:end-shape="id13" draw:end-glue-point="4" svg:d="m4500 5100v4900" svg:viewBox="0 0 1 4901">
          <text:p/>
        </draw:connector>
        <draw:line draw:style-name="gr19" draw:text-style-name="P1" draw:layer="layout" svg:x1="1cm" svg:y1="10.5cm" svg:x2="1cm" svg:y2="10.5cm">
          <text:p/>
        </draw:line>
        <draw:connector draw:style-name="gr20" draw:layer="layout" svg:x1="12.1cm" svg:y1="7.2cm" svg:x2="16.478cm" svg:y2="6.1cm" draw:start-shape="id4" draw:start-glue-point="9" draw:end-shape="id3" draw:end-glue-point="6" svg:d="m12100 7200h4378v-1100" svg:viewBox="0 0 4379 1101">
          <text:p/>
        </draw:connector>
        <draw:connector draw:style-name="gr15" draw:layer="layout" svg:x1="13.999cm" svg:y1="13cm" svg:x2="16.5cm" svg:y2="10cm" draw:start-shape="id8" draw:start-glue-point="10" draw:end-shape="id5" draw:end-glue-point="6" svg:d="m13999 13000v-1499h2501v-1501" svg:viewBox="0 0 2502 3001">
          <text:p/>
        </draw:connector>
        <draw:frame draw:style-name="gr21" draw:text-style-name="P3" draw:layer="layout" svg:width="1.5cm" svg:height="0.5cm" svg:x="10.5cm" svg:y="3.5cm">
          <draw:text-box>
            <text:p text:style-name="P2"><text:span text:style-name="T1">:80</text:span></text:p>
          </draw:text-box>
        </draw:frame>
        <draw:frame draw:style-name="gr21" draw:text-style-name="P3" draw:layer="layout" svg:width="1.6cm" svg:height="0.5cm" svg:x="10.5cm" svg:y="6.4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5cm" svg:height="0.5cm" svg:x="10.5cm" svg:y="9.5cm">
          <draw:text-box>
            <text:p text:style-name="P2"><text:span text:style-name="T1">:5672</text:span></text:p>
          </draw:text-box>
        </draw:frame>
        <draw:frame draw:style-name="gr21" draw:text-style-name="P3" draw:layer="layout" svg:width="1.5cm" svg:height="0.5cm" svg:x="16.5cm" svg:y="8.4cm">
          <draw:text-box>
            <text:p text:style-name="P2"><text:span text:style-name="T1">:3306</text:span></text:p>
          </draw:text-box>
        </draw:frame>
        <draw:frame draw:style-name="gr21" draw:text-style-name="P3" draw:layer="layout" svg:width="1.5cm" svg:height="0.5cm" svg:x="16.5cm" svg:y="4.6cm">
          <draw:text-box>
            <text:p text:style-name="P2"><text:span text:style-name="T1">:22</text:span></text:p>
          </draw:text-box>
        </draw:frame>
        <draw:frame draw:style-name="gr21" draw:text-style-name="P3" draw:layer="layout" svg:width="1.6cm" svg:height="0.5cm" svg:x="4.4cm" svg:y="9.5cm">
          <draw:text-box>
            <text:p text:style-name="P2"><text:span text:style-name="T1">:8080</text:span></text:p>
          </draw:text-box>
        </draw:frame>
        <draw:frame draw:style-name="gr21" draw:text-style-name="P3" draw:layer="layout" svg:width="1.4cm" svg:height="0.5cm" svg:x="10.6cm" svg:y="0.5cm">
          <draw:text-box>
            <text:p text:style-name="P2"><text:span text:style-name="T1">:5672</text:span></text:p>
          </draw:text-box>
        </draw:frame>
        <draw:frame draw:style-name="gr22" draw:text-style-name="P4" draw:layer="layout" svg:width="3cm" svg:height="0.5cm" svg:x="9cm" svg:y="5cm">
          <draw:text-box>
            <text:p text:style-name="P2"><text:span text:style-name="T2">nginX</text:span></text:p>
          </draw:text-box>
        </draw:frame>
        <draw:frame draw:style-name="gr22" draw:text-style-name="P4" draw:layer="layout" svg:width="3cm" svg:height="0.5cm" svg:x="9cm" svg:y="8.1cm">
          <draw:text-box>
            <text:p text:style-name="P2"><text:span text:style-name="T2">Django</text:span></text:p>
          </draw:text-box>
        </draw:frame>
        <draw:frame draw:style-name="gr22" draw:text-style-name="P4" draw:layer="layout" svg:width="3cm" svg:height="0.5cm" svg:x="11.4cm" svg:y="11cm">
          <draw:text-box>
            <text:p text:style-name="P2"><text:span text:style-name="T2">RabbitMQ</text:span></text:p>
          </draw:text-box>
        </draw:frame>
        <draw:frame draw:style-name="gr22" draw:text-style-name="P4" draw:layer="layout" svg:width="3cm" svg:height="0.5cm" svg:x="15cm" svg:y="10cm">
          <draw:text-box>
            <text:p text:style-name="P2"><text:span text:style-name="T2">MySQL</text:span></text:p>
          </draw:text-box>
        </draw:frame>
        <draw:frame draw:style-name="gr22" draw:text-style-name="P4" draw:layer="layout" svg:width="3cm" svg:height="0.5cm" svg:x="9cm" svg:y="2cm">
          <draw:text-box>
            <text:p text:style-name="P2"><text:span text:style-name="T2">nginX</text:span></text:p>
          </draw:text-box>
        </draw:frame>
        <draw:frame draw:style-name="gr22" draw:text-style-name="P4" draw:layer="layout" svg:width="3cm" svg:height="0.5cm" svg:x="3cm" svg:y="11cm">
          <draw:text-box>
            <text:p text:style-name="P2"><text:span text:style-name="T2">flower</text:span></text:p>
          </draw:text-box>
        </draw:frame>
        <draw:frame draw:style-name="gr22" draw:text-style-name="P4" draw:layer="layout" svg:width="3cm" svg:height="0.5cm" svg:x="12.1cm" svg:y="14cm">
          <draw:text-box>
            <text:p text:style-name="P2"><text:span text:style-name="T2">GLASS</text:span></text:p>
          </draw:text-box>
        </draw:frame>
        <draw:frame draw:style-name="gr22" draw:text-style-name="P4" draw:layer="layout" svg:width="3cm" svg:height="0.5cm" svg:x="2.9cm" svg:y="5.1cm">
          <draw:text-box>
            <text:p text:style-name="P2"><text:span text:style-name="T2">Brow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22T17:18:39.562000000</dc:date>
    <dc:creator>Rafael Küng</dc:creator>
    <meta:editing-duration>PT1H13M41S</meta:editing-duration>
    <meta:editing-cycles>17</meta:editing-cycles>
    <meta:generator>LibreOffice/4.1.1.2$Windows_x86 LibreOffice_project/7e4286b58adc75a14f6d83f53a03b6c11fa2903</meta:generator>
    <meta:document-statistic meta:object-count="69"/>
  </office:meta>
</office:document-meta>
</file>